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ato2" svg:font-family="Lato" style:font-pitch="variable"/>
    <style:font-face style:name="Lato1" svg:font-family="Lato" style:font-adornments="Bold" style:font-pitch="variable"/>
    <style:font-face style:name="Lato" svg:font-family="Lato" style:font-adornments="Regular" style:font-pitch="variable"/>
    <style:font-face style:name="Lato Light" svg:font-family="'Lato Light'" style:font-adornments="Light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82c2a"/>
    </style:style>
    <style:style style:name="P2" style:family="paragraph" style:parent-style-name="Standard">
      <style:paragraph-properties fo:line-height="115%"/>
      <style:text-properties fo:language="fr" fo:country="FR"/>
    </style:style>
    <style:style style:name="P3" style:family="paragraph" style:parent-style-name="Standard">
      <style:text-properties officeooo:paragraph-rsid="0019ae0f"/>
    </style:style>
    <style:style style:name="P4" style:family="paragraph" style:parent-style-name="Standard">
      <style:text-properties fo:font-style="italic" officeooo:rsid="001a9391" officeooo:paragraph-rsid="001a9391" style:font-style-asian="italic" style:font-style-complex="italic"/>
    </style:style>
    <style:style style:name="P5" style:family="paragraph" style:parent-style-name="Text_20_body">
      <style:text-properties fo:language="fr" fo:country="FR" officeooo:rsid="00114ebe" officeooo:paragraph-rsid="00114ebe"/>
    </style:style>
    <style:style style:name="P6" style:family="paragraph" style:parent-style-name="Text_20_body">
      <style:text-properties fo:language="fr" fo:country="FR" officeooo:paragraph-rsid="001275be"/>
    </style:style>
    <style:style style:name="P7" style:family="paragraph" style:parent-style-name="Text_20_body">
      <style:text-properties fo:language="fr" fo:country="FR" officeooo:rsid="00128f11" officeooo:paragraph-rsid="00128f11"/>
    </style:style>
    <style:style style:name="P8" style:family="paragraph" style:parent-style-name="Text_20_body">
      <style:text-properties officeooo:paragraph-rsid="001275be"/>
    </style:style>
    <style:style style:name="P9" style:family="paragraph" style:parent-style-name="Text_20_body">
      <style:text-properties officeooo:paragraph-rsid="0019ae0f"/>
    </style:style>
    <style:style style:name="P10" style:family="paragraph" style:parent-style-name="Text_20_body">
      <style:text-properties officeooo:paragraph-rsid="0019e65e"/>
    </style:style>
    <style:style style:name="P11" style:family="paragraph" style:parent-style-name="Heading_20_1">
      <style:text-properties officeooo:rsid="001275be" officeooo:paragraph-rsid="001275be"/>
    </style:style>
    <style:style style:name="P12" style:family="paragraph" style:parent-style-name="Heading_20_1">
      <style:paragraph-properties fo:break-before="page"/>
      <style:text-properties officeooo:rsid="0019ae0f" officeooo:paragraph-rsid="0019ae0f"/>
    </style:style>
    <style:style style:name="P13" style:family="paragraph" style:parent-style-name="Heading_20_2">
      <style:text-properties officeooo:paragraph-rsid="0019ae0f"/>
    </style:style>
    <style:style style:name="P14" style:family="paragraph" style:parent-style-name="Heading_20_2">
      <style:text-properties officeooo:rsid="0019e65e" officeooo:paragraph-rsid="0019e65e"/>
    </style:style>
    <style:style style:name="T1" style:family="text">
      <style:text-properties officeooo:rsid="0013dab7"/>
    </style:style>
    <style:style style:name="T2" style:family="text">
      <style:text-properties officeooo:rsid="00148430"/>
    </style:style>
    <style:style style:name="T3" style:family="text">
      <style:text-properties officeooo:rsid="0015a597"/>
    </style:style>
    <style:style style:name="T4" style:family="text">
      <style:text-properties officeooo:rsid="00166680"/>
    </style:style>
    <style:style style:name="T5" style:family="text">
      <style:text-properties officeooo:rsid="00182c2a"/>
    </style:style>
    <style:style style:name="T6" style:family="text">
      <style:text-properties fo:font-weight="normal" style:font-weight-asian="normal"/>
    </style:style>
    <style:style style:name="T7" style:family="text">
      <style:text-properties officeooo:rsid="0019ae0f"/>
    </style:style>
    <style:style style:name="T8" style:family="text">
      <style:text-properties style:font-name="Lato2"/>
    </style:style>
    <style:style style:name="T9" style:family="text">
      <style:text-properties style:font-name="Lato2" officeooo:rsid="00148430"/>
    </style:style>
    <style:style style:name="T10" style:family="text">
      <style:text-properties officeooo:rsid="001a93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vironnement Socio-économique de l’Entreprise et des S<text:span text:style-name="T1">ervice</text:span>s <text:span text:style-name="T8">d’</text:span><text:span text:style-name="T9">I</text:span><text:span text:style-name="T8">nformation</text:span></text:p>
      <text:p text:style-name="P5"/>
      <text:h text:style-name="P11" text:outline-level="1">Intro</text:h>
      <text:p text:style-name="P6"/>
      <text:p text:style-name="P7"><text:a xlink:type="simple" xlink:href="mailto:lucien.petitcoz@univ-lyon3.fr" text:style-name="Internet_20_link" text:visited-style-name="Visited_20_Internet_20_Link">lucien.pe</text:a><text:a xlink:type="simple" xlink:href="mailto:lucien.petitcoz@univ-lyon3.fr" text:style-name="Internet_20_link" text:visited-style-name="Visited_20_Internet_20_Link"><text:span text:style-name="T4">rti</text:span></text:a><text:a xlink:type="simple" xlink:href="mailto:lucien.petitcoz@univ-lyon3.fr" text:style-name="Internet_20_link" text:visited-style-name="Visited_20_Internet_20_Link">coz@univ-lyon3.fr</text:a><text:tab/><text:tab/>04 26 3<text:span text:style-name="T3">1</text:span> 88 50</text:p>
      <text:p text:style-name="P7"/>
      <text:h text:style-name="Heading_20_1" text:outline-level="1">Plan de cours</text:h>
      <text:p text:style-name="P2"><text:span text:style-name="T5">I - <text:s/></text:span>Vue d’ensemble de l’entreprise et de son environnement : typologies et notions de base</text:p>
      <text:p text:style-name="P2"><text:span text:style-name="T5">II - </text:span>L’entreprise, une organisation structurée et complexe</text:p>
      <text:p text:style-name="P2"><text:span text:style-name="T5">III - <text:s/></text:span>Entre incertitudes et injonctions à l’innovation : l’entreprise face à son environnement</text:p>
      <text:p text:style-name="P2"><text:span text:style-name="T5">IV - <text:s/></text:span>Veille stratégique et intelligence économique : des approches proactives de <text:tab/>l’environnement de l’entreprise</text:p>
      <text:p text:style-name="P2"><text:span text:style-name="T5">V - <text:s/></text:span>Innovation et ancrage territorial : entre permanence et renouvellement des enjeux</text:p>
      <text:p text:style-name="Standard"><text:span text:style-name="T5">VI - <text:s/></text:span>De l’intelligence économique à la guerre économique ?</text:p>
      <text:list xml:id="list2113271974" text:style-name="L1">
        <text:list-header>
          <text:p text:style-name="P1"/>
        </text:list-header>
      </text:list>
      <text:p text:style-name="P8"/>
      <text:p text:style-name="P8"><text:line-break/></text:p>
      <text:h text:style-name="P12" text:outline-level="1">I – Vue d’ensemble de l’entreprise et de son environnement</text:h>
      <text:p text:style-name="P9"/>
      <text:h text:style-name="P13" text:outline-level="2"><text:span text:style-name="T7">Plan : </text:span></text:h>
      <text:p text:style-name="Standard"><text:span text:style-name="T7">1. </text:span>Approches et analyses de l’entreprise</text:p>
      <text:p text:style-name="Standard"><text:span text:style-name="T7">2. </text:span>Trois manières d’appréhender l’entreprise</text:p>
      <text:p text:style-name="Standard"><text:span text:style-name="T7">3. </text:span>Structures de marché</text:p>
      <text:p text:style-name="Standard"><text:span text:style-name="T7">4. </text:span>Les objectifs de l’entreprise</text:p>
      <text:p text:style-name="Standard"><text:span text:style-name="T7">5. </text:span>Propositions pour appréhender l’environnement de l’entreprise</text:p>
      <text:p text:style-name="Standard"><text:span text:style-name="T7">6. </text:span>Un environnement qui s’internationalise et qui se globalise</text:p>
      <text:p text:style-name="P3"/>
      <text:h text:style-name="P14" text:outline-level="2">1. Approches et analyses de l’entreprise</text:h>
      <text:p text:style-name="Standard">Définition :</text:p>
      <text:p text:style-name="P4"/>
      <text:p text:style-name="Text_20_body">Voir <text:span text:style-name="T10">diapo 3 sur « partie-01 »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ato2" svg:font-family="Lato" style:font-pitch="variable"/>
    <style:font-face style:name="Lato1" svg:font-family="Lato" style:font-adornments="Bold" style:font-pitch="variable"/>
    <style:font-face style:name="Lato" svg:font-family="Lato" style:font-adornments="Regular" style:font-pitch="variable"/>
    <style:font-face style:name="Lato Light" svg:font-family="'Lato Light'" style:font-adornments="Light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Lato" fo:font-family="Lato" style:font-style-name="Regular" style:font-pitch="variable" fo:language="fr" fo:country="FR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ato Light" fo:font-family="'Lato Light'" style:font-style-name="Light" style:font-pitch="variable" fo:font-style="italic" fo:font-weight="250" officeooo:rsid="001a9391" style:font-size-asian="10.5pt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ato1" fo:font-family="Lato" style:font-style-name="Bold" style:font-pitch="variable" fo:font-size="28pt" fo:language="fr" fo:country="FR" fo:font-weight="bold" officeooo:rsid="00114e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ato1" fo:font-family="Lato" style:font-style-name="Bold" style:font-pitch="variable" fo:font-size="130%" fo:language="fr" fo:country="FR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e_20_de_20_titre_7e_LT_7e_Gliederung_20_1" style:display-name="Diapositive de titr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ato1" fo:font-family="Lato" style:font-style-name="Bold" style:font-pitch="variable" fo:font-size="115%" fo:font-weight="bold" style:font-size-asian="115%" style:font-weight-asian="bold" style:font-size-complex="115%" style:font-weight-complex="bold"/>
    </style:style>
    <style:style style:name="Comparaison_7e_LT_7e_Gliederung_20_1" style:display-name="Comparaison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age_20_avec_20_légende_7e_LT_7e_Gliederung_20_1" style:display-name="Image avec légen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avec_20_légende_7e_LT_7e_Gliederung_20_2" style:display-name="Image avec légende~LT~Gliederung 2" style:family="paragraph" style:parent-style-name="Image_20_avec_20_légen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age_20_avec_20_légende_7e_LT_7e_Gliederung_20_3" style:display-name="Image avec légende~LT~Gliederung 3" style:family="paragraph" style:parent-style-name="Image_20_avec_20_légen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Image_20_avec_20_légende_7e_LT_7e_Gliederung_20_4" style:display-name="Image avec légende~LT~Gliederung 4" style:family="paragraph" style:parent-style-name="Image_20_avec_20_légen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5" style:display-name="Image avec légende~LT~Gliederung 5" style:family="paragraph" style:parent-style-name="Image_20_avec_20_légen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6" style:display-name="Image avec légende~LT~Gliederung 6" style:family="paragraph" style:parent-style-name="Image_20_avec_20_légen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7" style:display-name="Image avec légende~LT~Gliederung 7" style:family="paragraph" style:parent-style-name="Image_20_avec_20_légen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8" style:display-name="Image avec légende~LT~Gliederung 8" style:family="paragraph" style:parent-style-name="Image_20_avec_20_légen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Gliederung_20_9" style:display-name="Image avec légende~LT~Gliederung 9" style:family="paragraph" style:parent-style-name="Image_20_avec_20_légen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avec_20_légende_7e_LT_7e_Titel" style:display-name="Image avec légen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avec_20_légende_7e_LT_7e_Untertitel" style:display-name="Image avec légen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avec_20_légende_7e_LT_7e_Notizen" style:display-name="Image avec légen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avec_20_légende_7e_LT_7e_Hintergrundobjekte" style:display-name="Image avec légen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age_20_avec_20_légende_7e_LT_7e_Hintergrund" style:display-name="Image avec légen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u_20_avec_20_légende_7e_LT_7e_Gliederung_20_1" style:display-name="Contenu avec légen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u_20_avec_20_légende_7e_LT_7e_Gliederung_20_2" style:display-name="Contenu avec légende~LT~Gliederung 2" style:family="paragraph" style:parent-style-name="Contenu_20_avec_20_légen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u_20_avec_20_légende_7e_LT_7e_Gliederung_20_3" style:display-name="Contenu avec légende~LT~Gliederung 3" style:family="paragraph" style:parent-style-name="Contenu_20_avec_20_légen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53548a" style:text-outline="false" style:text-line-through-style="none" style:text-line-through-type="none" style:font-name="Arial" fo:font-family="Arial" style:font-family-generic="roman" style:font-pitch="variable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Contenu_20_avec_20_légende_7e_LT_7e_Gliederung_20_4" style:display-name="Contenu avec légende~LT~Gliederung 4" style:family="paragraph" style:parent-style-name="Contenu_20_avec_20_légen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5" style:display-name="Contenu avec légende~LT~Gliederung 5" style:family="paragraph" style:parent-style-name="Contenu_20_avec_20_légen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6" style:display-name="Contenu avec légende~LT~Gliederung 6" style:family="paragraph" style:parent-style-name="Contenu_20_avec_20_légen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7" style:display-name="Contenu avec légende~LT~Gliederung 7" style:family="paragraph" style:parent-style-name="Contenu_20_avec_20_légen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8" style:display-name="Contenu avec légende~LT~Gliederung 8" style:family="paragraph" style:parent-style-name="Contenu_20_avec_20_légen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Gliederung_20_9" style:display-name="Contenu avec légende~LT~Gliederung 9" style:family="paragraph" style:parent-style-name="Contenu_20_avec_20_légen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a04da3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u_20_avec_20_légende_7e_LT_7e_Titel" style:display-name="Contenu avec légen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u_20_avec_20_légende_7e_LT_7e_Untertitel" style:display-name="Contenu avec légen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u_20_avec_20_légende_7e_LT_7e_Notizen" style:display-name="Contenu avec légen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u_20_avec_20_légende_7e_LT_7e_Hintergrundobjekte" style:display-name="Contenu avec légen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u_20_avec_20_légende_7e_LT_7e_Hintergrund" style:display-name="Contenu avec légen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1:40:51.478598321</meta:creation-date>
    <meta:generator>LibreOffice/6.0.7.3$Linux_X86_64 LibreOffice_project/00m0$Build-3</meta:generator>
    <dc:date>2021-09-14T12:42:52.514112914</dc:date>
    <meta:editing-duration>PT38M57S</meta:editing-duration>
    <meta:editing-cycles>12</meta:editing-cycles>
    <meta:document-statistic meta:table-count="0" meta:image-count="0" meta:object-count="0" meta:page-count="2" meta:paragraph-count="23" meta:word-count="157" meta:character-count="1056" meta:non-whitespace-character-count="911"/>
  </office:meta>
</office:document-meta>
</file>